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officeooo:rsid="0018b8f6" officeooo:paragraph-rsid="0018b8f6" style:font-size-asian="14pt" style:font-size-complex="1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6pt" officeooo:rsid="0018b8f6" officeooo:paragraph-rsid="0018b8f6" style:font-size-asian="14pt" style:font-size-complex="16pt"/>
    </style:style>
    <style:style style:name="P3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27a57b" officeooo:paragraph-rsid="0027a57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36a586" officeooo:paragraph-rsid="0036a58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2e5465" officeooo:paragraph-rsid="0036a58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43aa59" officeooo:paragraph-rsid="0036a58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467148" officeooo:paragraph-rsid="0046714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4685fb" officeooo:paragraph-rsid="004685f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47dc69" officeooo:paragraph-rsid="0047dc6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5e017b" officeooo:paragraph-rsid="005e017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5f4258" officeooo:paragraph-rsid="005f425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bold" officeooo:rsid="0023a4ea" officeooo:paragraph-rsid="0023a4e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bold" officeooo:rsid="0043b943" officeooo:paragraph-rsid="0043b94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bold" officeooo:rsid="00465217" officeooo:paragraph-rsid="0046714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bold" officeooo:rsid="00465217" officeooo:paragraph-rsid="0051a18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bold" officeooo:rsid="005e017b" officeooo:paragraph-rsid="005e017b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1f452d" officeooo:paragraph-rsid="001f452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36a586" officeooo:paragraph-rsid="0036a58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467148" officeooo:paragraph-rsid="00467148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4685fb" officeooo:paragraph-rsid="004685f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54c3c3" officeooo:paragraph-rsid="0054c3c3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fo:font-weight="normal" officeooo:rsid="005f4258" officeooo:paragraph-rsid="005f4258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2pt" officeooo:rsid="001a1605" officeooo:paragraph-rsid="0018b8f6" style:font-size-asian="12pt" style:font-size-complex="12pt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" fo:font-size="12pt" officeooo:rsid="0049c850" officeooo:paragraph-rsid="0049c850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bold" officeooo:rsid="001f452d" officeooo:paragraph-rsid="001f452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bold" officeooo:rsid="0049c850" officeooo:paragraph-rsid="0049c850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bold" officeooo:rsid="00297fde" officeooo:paragraph-rsid="0036a586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36a586" officeooo:paragraph-rsid="0036a58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297fde" officeooo:paragraph-rsid="0036a58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2c2b7f" officeooo:paragraph-rsid="0036a58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3cc48f" officeooo:paragraph-rsid="003cc48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49c850" officeooo:paragraph-rsid="0049c850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4ae9b5" officeooo:paragraph-rsid="004ae9b5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4fa3f5" officeooo:paragraph-rsid="004fa3f5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line-height="100%" fo:text-align="start" style:justify-single-word="false"/>
      <style:text-properties style:font-name="Liberation Sans" fo:font-size="12pt" officeooo:rsid="0018b8f6" officeooo:paragraph-rsid="0018b8f6" style:font-size-asian="12pt" style:font-size-complex="12pt"/>
    </style:style>
    <style:style style:name="P36" style:family="paragraph" style:parent-style-name="Text_20_body" style:list-style-name="L2">
      <style:paragraph-properties fo:line-height="100%" fo:text-align="start" style:justify-single-word="false"/>
      <style:text-properties style:font-name="Liberation Sans" fo:font-size="12pt" officeooo:rsid="0018b8f6" officeooo:paragraph-rsid="0018b8f6" style:font-size-asian="12pt" style:font-size-complex="12pt"/>
    </style:style>
    <style:style style:name="P37" style:family="paragraph" style:parent-style-name="Text_20_body" style:list-style-name="L2">
      <style:paragraph-properties fo:line-height="100%" fo:text-align="start" style:justify-single-word="false"/>
      <style:text-properties style:font-name="Liberation Sans" fo:font-size="12pt" officeooo:rsid="0018b8f6" officeooo:paragraph-rsid="001a1605" style:font-size-asian="12pt" style:font-size-complex="12pt"/>
    </style:style>
    <style:style style:name="P38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5e017b" officeooo:paragraph-rsid="005e017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style:font-name="Liberation Sans" fo:font-size="12pt" fo:font-style="normal" fo:font-weight="normal" officeooo:rsid="006105f6" officeooo:paragraph-rsid="006105f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5a385"/>
    </style:style>
    <style:style style:name="T3" style:family="text">
      <style:text-properties officeooo:rsid="002c2b7f"/>
    </style:style>
    <style:style style:name="T4" style:family="text">
      <style:text-properties officeooo:rsid="001f452d"/>
    </style:style>
    <style:style style:name="T5" style:family="text">
      <style:text-properties officeooo:rsid="0050b9e7"/>
    </style:style>
    <style:style style:name="T6" style:family="text">
      <style:text-properties officeooo:rsid="0051a18f"/>
    </style:style>
    <style:style style:name="T7" style:family="text">
      <style:text-properties officeooo:rsid="005cf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Linear </text:span>Algorithms Descriptions</text:p>
      <text:p text:style-name="P2"/>
      <text:list xml:id="list6334546841739233037" text:style-name="L1">
        <text:list-header>
          <text:p text:style-name="P35"/>
        </text:list-header>
      </text:list>
      <text:list xml:id="list5936704920492427725" text:style-name="L2">
        <text:list-item>
          <text:p text:style-name="P36">What are the standard abbreviations used for the algorithm?</text:p>
        </text:list-item>
        <text:list-item>
          <text:p text:style-name="P37">What is the objective or goal for the algorithm?</text:p>
        </text:list-item>
        <text:list-item>
          <text:p text:style-name="P37">What is the pseudo-code or flowchart description of the algorithm?</text:p>
        </text:list-item>
        <text:list-item>
          <text:p text:style-name="P36">What are the heuristics or rules of thumb for using the algorithm?</text:p>
        </text:list-item>
        <text:list-item>
          <text:p text:style-name="P36">What are useful resources for learning more about the algorithm?</text:p>
        </text:list-item>
      </text:list>
      <text:p text:style-name="P23"/>
      <text:p text:style-name="P24"/>
      <text:p text:style-name="P25">Linear Regression – <text:span text:style-name="T2">regression</text:span></text:p>
      <text:p text:style-name="P18">Apprentissage </text:p>
      <text:p text:style-name="P28">On apprends le model en apprenant les valeurs des coefficients, pour cela on peut utiliser plusieurs techniques, comme la Simple Linear Regression , Ordinary Least Squares et le Gradient Descent</text:p>
      <text:p text:style-name="P26"><text:tab/>Ordinary Least Squares</text:p>
      <text:p text:style-name="P32"><text:tab/>L’idée est de tracer des carrés des points donnés entre une ligne supposé par des <text:tab/>coefficients, puis d’additionner la somme des aires des carrés, puis nous adapterons <text:tab/>les coefficients pour que cette somme des carrés soit la plus petite possible.</text:p>
      <text:p text:style-name="P33"><text:tab/>Formule ?</text:p>
      <text:p text:style-name="P18">Prédiction</text:p>
      <text:p text:style-name="P28">Une fois les valeurs apprises, on peut maintenant prédire pour chaque nouvelle entrée sa sortie en utilisant la formule : <text:s/><text:span text:style-name="T4">y = B0 + B1 × x</text:span></text:p>
      <text:p text:style-name="P3">spreadsheet : simple_linear_regression</text:p>
      <text:p text:style-name="P17"/>
      <text:p text:style-name="P12">Logisitic Regression – <text:span text:style-name="T2">Binary classification</text:span></text:p>
      <text:p text:style-name="P4">Cet algorithme est utilisé spécifiquement pour prédire des données sous la forme binaire, 0 ou 1.</text:p>
      <text:p text:style-name="P18">Apprentissage </text:p>
      <text:p text:style-name="P4">Mais avant d’appliquer cet algorithme il faut normaliser les data (les transformer dans une range 0-1)</text:p>
      <text:p text:style-name="P4">On apprends le model en apprenant les valeurs des coefficients, pour cela on peut utiliser plusieurs techniques, comme le Gradient Descent, ...</text:p>
      <text:p text:style-name="P18">Prédiction</text:p>
      <text:p text:style-name="P4">Une fois les coefficients les plus cost effectifs obtenus, on peut maintenant appliquer la formule pour chaque nouvelle donnée, on obtient alors un résultat entre 0 et 1, si la valeure est inférieure à 0.5 alors on prédit 0, sinon on prédit 1</text:p>
      <text:p text:style-name="P3">spreadsheet : logistic_regression_stochastic_gradient</text:p>
      <text:p text:style-name="P3"><text:soft-page-break/></text:p>
      <text:p text:style-name="P27">Linear Discriminant Analysis </text:p>
      <text:p text:style-name="P34">Don’t know – Linear Discriminant with multivariate <text:span text:style-name="T5">( &gt; R2</text:span>)</text:p>
      <text:p text:style-name="P31">Cette algorithme est surtout utilisé pour la classification de plus de 2 classes (aussi pour la <text:s/>réduction de dimension)</text:p>
      <text:p text:style-name="P18">Apprentissage</text:p>
      <text:p text:style-name="P29"><text:span text:style-name="T3">On apprends le model </text:span>en calculant pour chaque valeur son mean, sa variance <text:span text:style-name="T3">et la squared difference</text:span></text:p>
      <text:p text:style-name="P18">Prédiction</text:p>
      <text:p text:style-name="P30">Ensuite on prédit la classe correspondante en appliquant la fonction discriminante puis on attribue la valeur X à la sortie Y=K la plus élevé, voir 16.4 from MMLA</text:p>
      <text:p text:style-name="P5">spreadsheet : linear_discriminant_analysis</text:p>
      <text:p text:style-name="P5"/>
      <text:p text:style-name="P6"/>
      <text:p text:style-name="P13">Support Vector Machine (SVM)</text:p>
      <text:p text:style-name="P7">L’algorithm SVM est implémenté en utilisant un kernel</text:p>
      <text:p text:style-name="P14">Linear Kernel – Sub Gradient Descent</text:p>
      <text:p text:style-name="P8">Cet algorithme permet <text:span text:style-name="T6">une séparation linéaire en </text:span>un<text:span text:style-name="T6">e</text:span> classification binaire en prenant au départ comme <text:span text:style-name="T6">valeurs des classes </text:span>Y, -1 et 1</text:p>
      <text:p text:style-name="P21">Vidéo Demo : SVM_Linear_Kernel</text:p>
      <text:p text:style-name="P19">Apprentissage</text:p>
      <text:p text:style-name="P7">Cet algorithme utilise la technique de sub gradient descent qui est un dérivé du gradient descent pour obtenir <text:span text:style-name="T6">l</text:span>es coefficients</text:p>
      <text:p text:style-name="P20">Prédiction</text:p>
      <text:p text:style-name="P8">Une fois les coefficients récupérés, on peut alors appliquer la formule B1 * X1 + B2 * X2, si le résultat est inférieur à 0, on prédit -1 sinon on prédit 1</text:p>
      <text:p text:style-name="P9">spreadsheet : svm_subgd_linear_kernel</text:p>
      <text:p text:style-name="P15"/>
      <text:p text:style-name="P16">Perceptron</text:p>
      <text:p text:style-name="P10">C’est le réseau de neurone le plus simplifié qui permet une classification binaire, ça ressemble beaucoup aux algorithmes de linéaire regression et de logisitic regression.</text:p>
      <text:p text:style-name="P39">En soit le perceptron c’est un seul neurone d’output, qui passe le signal = 1, qui passe pas le signal = 0</text:p>
      <text:p text:style-name="P11"><text:span text:style-name="T1">Apprentissage</text:span> </text:p>
      <text:p text:style-name="P11">On apprends en utilisant le stochastic gradient descent avec une différence dans la manière de mettre à jour les coefficients par rapport à la logistic regression</text:p>
      <text:p text:style-name="P22">Prediction</text:p>
      <text:p text:style-name="P11">On prédit simplement en disant que le retour est ≥ 0 on retourne 1 sinon 0</text:p>
      <text:p text:style-name="P11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53:42.772908058</meta:creation-date>
    <meta:editing-duration>P5DT22H13M21S</meta:editing-duration>
    <meta:editing-cycles>54</meta:editing-cycles>
    <meta:generator>LibreOffice/5.1.6.2$Linux_X86_64 LibreOffice_project/10m0$Build-2</meta:generator>
    <dc:date>2018-01-30T12:34:50.802858699</dc:date>
    <meta:document-statistic meta:table-count="0" meta:image-count="0" meta:object-count="0" meta:page-count="3" meta:paragraph-count="49" meta:word-count="548" meta:character-count="3457" meta:non-whitespace-character-count="2948"/>
  </office:meta>
</office:document-meta>
</file>